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4.078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30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375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07499999999999998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50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625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62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2" table:number-columns-repeated="1024" table:default-cell-style-name="ce2"/>
        <table:table-row table:style-name="ro3">
          <table:table-cell office:value-type="string">
            <text:p>Problem</text:p>
          </table:table-cell>
          <table:table-cell office:value-type="string">
            <text:p>Ausgewählte Problem</text:p>
          </table:table-cell>
          <table:table-cell office:value-type="string">
            <text:p>Erst Bestanden</text:p>
          </table:table-cell>
          <table:table-cell office:value-type="string">
            <text:p>Bestanden</text:p>
          </table:table-cell>
          <table:table-cell office:value-type="string">
            <text:p>Bestanden gesamt</text:p>
          </table:table-cell>
          <table:table-cell office:value-type="string">
            <text:p><text:a xlink:href="mailto:pass@k">pass@k</text:a>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6:1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1:26:12.46</meta:creation-date>
    <dc:date>2025-01-19T16:10:20.92</dc:date>
    <dc:creator>W. Pahl</dc:creator>
    <meta:editing-duration>PT1H17M54S</meta:editing-duration>
    <meta:editing-cycles>10</meta:editing-cycles>
    <meta:generator>OpenOffice/4.1.15$Win32 OpenOffice.org_project/4115m2$Build-9813</meta:generator>
    <meta:document-statistic meta:table-count="3" meta:cell-count="678" meta:object-count="0"/>
  </office:meta>
</office:document-meta>
</file>